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</text:p>
          </table:table-cell>
          <table:table-cell table:style-name="ce13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3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3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3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3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office:value-type="string" calcext:value-type="string">
            <text:p>&lt;sys/socket.h&gt;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3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4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05:35:09.745235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5-01-03T05:38:06.025592884</dc:date>
    <meta:editing-duration>P12DT1H34M54S</meta:editing-duration>
    <meta:editing-cycles>59</meta:editing-cycles>
    <meta:document-statistic meta:table-count="1" meta:cell-count="894" meta:object-count="0"/>
  </office:meta>
</office:document-meta>
</file>